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0cc397" officeooo:paragraph-rsid="000cc397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style:use-window-font-color="true" loext:opacity="0%" style:font-name="Times New Roman" fo:font-size="10pt" fo:language="en" fo:country="US" officeooo:rsid="000e3168" officeooo:paragraph-rsid="000e3168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Text_20_body">
      <style:text-properties style:use-window-font-color="true" loext:opacity="0%" style:font-name="Times New Roman" fo:font-size="10pt" fo:language="en" fo:country="US" officeooo:rsid="000fb23b" officeooo:paragraph-rsid="000fb23b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eading_20_2">
      <style:text-properties style:use-window-font-color="true" loext:opacity="0%" style:font-name="Arial" fo:font-size="10pt" fo:language="en" fo:country="US" fo:font-weight="bold" officeooo:rsid="000fb23b" officeooo:paragraph-rsid="000fb23b" style:font-name-asian="Times New Roman" style:font-size-asian="10pt" style:font-weight-asian="bold" style:font-name-complex="Arial" style:font-size-complex="10pt" style:language-complex="ar" style:country-complex="SA"/>
    </style:style>
    <style:style style:name="P10" style:family="paragraph" style:parent-style-name="Heading_20_2">
      <style:text-properties style:use-window-font-color="true" loext:opacity="0%" style:font-name="Arial" fo:font-size="10pt" fo:language="en" fo:country="US" fo:font-weight="bold" officeooo:rsid="00108120" officeooo:paragraph-rsid="00108120" style:font-name-asian="Times New Roman" style:font-size-asian="10pt" style:font-weight-asian="bold" style:font-name-complex="Arial" style:font-size-complex="10pt" style:language-complex="ar" style:country-complex="SA"/>
    </style:style>
    <style:style style:name="P11" style:family="paragraph" style:parent-style-name="Text_20_body" style:list-style-name="WW8Num7">
      <style:text-properties style:use-window-font-color="true" loext:opacity="0%" style:font-name="Times New Roman" fo:font-size="10pt" fo:language="en" fo:country="US" officeooo:rsid="000fb23b" officeooo:paragraph-rsid="000fb23b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Text_20_body" style:list-style-name="WW8Num2">
      <style:text-properties style:use-window-font-color="true" loext:opacity="0%" style:font-name="Times New Roman" fo:font-size="10pt" fo:language="en" fo:country="US" officeooo:rsid="000fb23b" officeooo:paragraph-rsid="000fb23b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_20_body" style:list-style-name="WW8Num2">
      <style:text-properties style:use-window-font-color="true" loext:opacity="0%" style:font-name="Times New Roman" fo:font-size="10pt" fo:language="en" fo:country="US" officeooo:rsid="00108120" officeooo:paragraph-rsid="00108120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 style:list-style-name="WW8Num7">
      <style:text-properties officeooo:rsid="000fb23b" officeooo:paragraph-rsid="000fb23b"/>
    </style:style>
    <style:style style:name="P15" style:family="paragraph" style:parent-style-name="Text_20_body" style:list-style-name="WW8Num2">
      <style:text-properties officeooo:rsid="000fb23b" officeooo:paragraph-rsid="000fb23b"/>
    </style:style>
    <style:style style:name="T1" style:family="text">
      <style:text-properties officeooo:rsid="000e3168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fb23b" style:font-size-asian="10pt" style:font-size-complex="10pt"/>
    </style:style>
    <style:style style:name="T5" style:family="text">
      <style:text-properties fo:font-size="10pt" officeooo:rsid="00108120" style:font-size-asian="10pt" style:font-size-complex="10pt"/>
    </style:style>
    <style:style style:name="T6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7" style:family="text">
      <style:text-properties style:use-window-font-color="true" loext:opacity="0%" style:font-name="Arial" fo:font-size="16pt" fo:language="en" fo:country="US" fo:font-weight="bold" officeooo:rsid="000e3168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8" style:family="text">
      <style:text-properties style:use-window-font-color="true" loext:opacity="0%" style:font-name="Arial" fo:font-size="16pt" fo:language="en" fo:country="US" fo:font-weight="bold" officeooo:rsid="00108120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9" style:family="text">
      <style:text-properties style:use-window-font-color="true" loext:opacity="0%" style:font-name="Times New Roman" fo:language="en" fo:country="US" officeooo:rsid="00108120" style:font-name-asian="Times New Roman" style:font-name-complex="Times New Roman" style:font-size-complex="12pt" style:language-complex="ar" style:country-complex="SA"/>
    </style:style>
    <style:style style:name="T10" style:family="text">
      <style:text-properties officeooo:rsid="001081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6">Sistema de propostas de aluguel</text:span><text:line-break/>Use-Case: <text:span text:style-name="T7">Cadastro </text:span><text:span text:style-name="T8">no sistema</text:span></text:h>
      <text:h text:style-name="Heading_20_1" text:outline-level="1">Brief Description</text:h>
      <text:p text:style-name="P6">Nesse caso de uso o <text:span text:style-name="T10">usuário não autenticado</text:span> pode fazer o seu cadastro no sistema.</text:p>
      <text:h text:style-name="Heading_20_1" text:outline-level="1">Actor Brief Descriptions</text:h>
      <text:h text:style-name="P10" text:outline-level="2">Usuário não autenticado</text:h>
      <text:h text:style-name="Heading_20_1" text:outline-level="1">Preconditions</text:h>
      <text:h text:style-name="Heading_20_1" text:outline-level="1">Basic Flow of Events</text:h>
      <text:list xml:id="list3054163271" text:style-name="WW8Num7">
        <text:list-item>
          <text:p text:style-name="P11">O <text:span text:style-name="T10">atore</text:span> insere os seus dados de cadastro. <text:span text:style-name="T10">São eles: email, senha, tipo de conta, telefone e nome. </text:span></text:p>
        </text:list-item>
        <text:list-item>
          <text:p text:style-name="P14">O sistema válida esses dados e retorna uma mensagem de sucesso</text:p>
        </text:list-item>
        <text:list-item>
          <text:p text:style-name="P14">O locatário é autenticado</text:p>
        </text:list-item>
      </text:list>
      <text:h text:style-name="Heading_20_1" text:outline-level="1">Alternative Flows</text:h>
      <text:h text:style-name="P9" text:outline-level="2">Problema na validação de dados</text:h>
      <text:p text:style-name="P7"><text:span text:style-name="T10">C</text:span>aso <text:span text:style-name="T10">o e-mail, telefone ou tipo de conta seja inválido</text:span></text:p>
      <text:list xml:id="list2114317011" text:style-name="WW8Num2">
        <text:list-item>
          <text:p text:style-name="P15">O sistema alerta de erros nos dados</text:p>
        </text:list-item>
        <text:list-item>
          <text:p text:style-name="P12">O <text:span text:style-name="T10">ator</text:span> pode inserir seus dados novamente</text:p>
        </text:list-item>
        <text:list-item>
          <text:p text:style-name="P12">O sistema válida os dados e retorna mensagem caso os novos dados estejam corretos</text:p>
        </text:list-item>
        <text:list-item>
          <text:p text:style-name="P13">O ator é cadastrado no sistema</text:p>
        </text:list-item>
        <text:list-item>
          <text:p text:style-name="P12">O <text:span text:style-name="T10">ator</text:span> é autenticado</text:p>
        </text:list-item>
      </text:list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p text:style-name="Standard"><text:tab/><text:span text:style-name="T4">Um e-mail é enviado para o </text:span><text:span text:style-name="T5">ator</text:span><text:span text:style-name="T4"> para que seja possível confirmar seu cadastro.</text:span></text:p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e3168"/>
    </style:style>
    <style:style style:name="MT2" style:family="text">
      <style:text-properties style:use-window-font-color="true" loext:opacity="0%" style:font-name="Times New Roman" fo:language="en" fo:country="US" officeooo:rsid="00108120" style:font-name-asian="Times New Roman" style:font-name-complex="Times New Roman" style:font-size-complex="12pt" style:language-complex="ar" style:country-complex="SA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Cadastro </text:span><text:span text:style-name="MT2">no sistema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3"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4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22:14:09.268970479</dc:date>
    <meta:editing-cycles>6</meta:editing-cycles>
    <meta:editing-duration>PT57M17S</meta:editing-duration>
    <meta:generator>LibreOffice/7.1.2.2$Linux_X86_64 LibreOffice_project/10$Build-2</meta:generator>
    <meta:document-statistic meta:table-count="2" meta:image-count="0" meta:object-count="0" meta:page-count="1" meta:paragraph-count="26" meta:word-count="178" meta:character-count="994" meta:non-whitespace-character-count="858"/>
  </office:meta>
</office:document-meta>
</file>